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2.955cm"/>
    </style:style>
    <style:style style:name="gr5" style:family="graphic" style:parent-style-name="standard">
      <style:graphic-properties draw:marker-start="Arrow" draw:marker-start-width="0.3cm" draw:marker-end="Circle" draw:marker-end-width="0.3cm" draw:textarea-vertical-align="middl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P4" style:family="paragraph">
      <style:paragraph-properties fo:text-align="center"/>
      <style:text-properties fo:font-size="10pt" style:text-underline-style="none" style:font-size-asian="10pt" style:font-size-complex="10pt"/>
    </style:style>
    <style:style style:name="P5" style:family="paragraph"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fo:font-size="10pt" style:text-underline-style="none" style:font-size-asian="10pt" style:font-size-complex="10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Predeterminado">
        <draw:polygon draw:style-name="gr1" draw:text-style-name="P1" draw:layer="layout" svg:width="0cm" svg:height="0cm" svg:x="14.431cm" svg:y="6.283cm" svg:viewBox="0 0 0 0" draw:points="0,0">
          <text:p/>
        </draw:polygon>
        <draw:polygon draw:style-name="gr1" draw:text-style-name="P1" draw:layer="layout" svg:width="0cm" svg:height="0cm" svg:x="14.366cm" svg:y="6.305cm" svg:viewBox="0 0 0 0" draw:points="0,0">
          <text:p/>
        </draw:polygon>
        <draw:polygon draw:style-name="gr1" draw:text-style-name="P1" draw:layer="layout" svg:width="0cm" svg:height="0cm" svg:x="14.567cm" svg:y="6.506cm" svg:viewBox="0 0 0 0" draw:points="0,0">
          <text:p/>
        </draw:polygon>
        <draw:g xml:id="id2" draw:id="id2">
          <draw:custom-shape draw:style-name="gr2" draw:text-style-name="P1" draw:layer="layout" svg:width="3.5cm" svg:height="1.2cm" svg:x="11.6cm" svg:y="3.8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5cm" svg:height="1.6cm" svg:x="11.6cm" svg:y="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.281cm" svg:height="0.64cm" svg:x="12.744cm" svg:y="4.006cm">
            <draw:text-box>
              <text:p><text:span text:style-name="T1">0900</text:span></text:p>
            </draw:text-box>
          </draw:frame>
          <draw:frame draw:style-name="gr4" draw:text-style-name="P3" draw:layer="layout" svg:width="3.455cm" svg:height="1.5cm" svg:x="11.645cm" svg:y="5.006cm">
            <draw:text-box>
              <text:p text:style-name="P1"><text:span text:style-name="T2">Series</text:span></text:p>
            </draw:text-box>
          </draw:frame>
        </draw:g>
        <draw:g xml:id="id1" draw:id="id1">
          <draw:custom-shape draw:style-name="gr2" draw:text-style-name="P1" draw:layer="layout" svg:width="3.5cm" svg:height="1.2cm" svg:x="8.2cm" svg:y="9.2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5cm" svg:height="1.6cm" svg:x="8.2cm" svg:y="10.4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3.455cm" svg:height="1.5cm" svg:x="8.245cm" svg:y="10.406cm">
            <draw:text-box>
              <text:p text:style-name="P1"><text:span text:style-name="T3">CRU</text:span></text:p>
            </draw:text-box>
          </draw:frame>
        </draw:g>
        <draw:g xml:id="id3" draw:id="id3">
          <draw:custom-shape draw:style-name="gr2" draw:text-style-name="P1" draw:layer="layout" svg:width="3.5cm" svg:height="1.2cm" svg:x="16.227cm" svg:y="9.2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5cm" svg:height="1.6cm" svg:x="16.227cm" svg:y="10.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.281cm" svg:height="0.64cm" svg:x="17.371cm" svg:y="9.406cm">
            <draw:text-box>
              <text:p><text:span text:style-name="T1">0980</text:span></text:p>
            </draw:text-box>
          </draw:frame>
          <draw:frame draw:style-name="gr4" draw:text-style-name="P4" draw:layer="layout" svg:width="3.455cm" svg:height="1.5cm" svg:x="16.272cm" svg:y="10.406cm">
            <draw:text-box>
              <text:p text:style-name="P1"><text:span text:style-name="T3">Eliminar serie</text:span></text:p>
            </draw:text-box>
          </draw:frame>
        </draw:g>
        <draw:g>
          <draw:g>
            <draw:polygon draw:style-name="gr1" draw:text-style-name="P1" draw:layer="layout" svg:width="0.957cm" svg:height="0.96cm" draw:transform="rotate (-1.10985487134319) translate (15.3741179449116cm 10.7160903501332cm)" svg:viewBox="0 0 958 961" draw:points="0,961 758,200 672,112 958,0 843,289 758,200">
              <text:p/>
            </draw:polygon>
            <draw:path draw:style-name="gr1" draw:text-style-name="P1" draw:layer="layout" svg:width="0.225cm" svg:height="0.226cm" draw:transform="skewX (0.00436332312998588) rotate (-1.10130275800842) translate (14.5731302394992cm 10.9943318310232cm)" svg:viewBox="0 0 226 227" svg:d="m113 0c63 0 113 50 113 114s-50 113-114 113-112-51-112-115 49-112 113-112z">
              <text:p/>
            </draw:path>
          </draw:g>
          <draw:frame draw:style-name="gr3" draw:text-style-name="P5" draw:layer="layout" svg:width="1.51cm" svg:height="0.569cm" svg:x="14.2cm" svg:y="10.6cm">
            <draw:text-box>
              <text:p text:style-name="P1"><text:span text:style-name="T4">Id_serie</text:span></text:p>
            </draw:text-box>
          </draw:frame>
        </draw:g>
        <draw:g>
          <draw:line draw:style-name="gr5" draw:text-style-name="P1" draw:layer="layout" svg:x1="15.727cm" svg:y1="10.3cm" svg:x2="14.527cm" svg:y2="9.869cm">
            <text:p/>
          </draw:line>
          <draw:frame draw:style-name="gr3" draw:text-style-name="P5" draw:layer="layout" svg:width="1.531cm" svg:height="0.569cm" svg:x="14.227cm" svg:y="9.3cm">
            <draw:text-box>
              <text:p text:style-name="P1"><text:span text:style-name="T4">Eliminar</text:span></text:p>
            </draw:text-box>
          </draw:frame>
        </draw:g>
        <draw:connector draw:style-name="gr6" draw:text-style-name="P1" draw:layer="layout" svg:x1="9.95cm" svg:y1="9.206cm" svg:x2="13.35cm" svg:y2="6.6cm" draw:start-shape="id1" draw:start-glue-point="0" draw:end-shape="id2" draw:end-glue-point="2" svg:d="m9950 9206v-1303h3400v-1303">
          <text:p/>
        </draw:connector>
        <draw:connector draw:style-name="gr6" draw:text-style-name="P1" draw:layer="layout" svg:x1="17.977cm" svg:y1="9.206cm" svg:x2="13.35cm" svg:y2="6.6cm" draw:start-shape="id3" draw:start-glue-point="0" draw:end-shape="id2" draw:end-glue-point="2" svg:d="m17977 9206v-1303h-4627v-1303">
          <text:p/>
        </draw:connector>
        <draw:custom-shape draw:style-name="gr7" draw:text-style-name="P1" draw:layer="layout" svg:width="1.1cm" svg:height="0.7cm" draw:transform="rotate (-3.08905824310476) translate (13.913cm 7.477cm)">
          <text:p/>
          <draw:enhanced-geometry svg:viewBox="0 0 21600 21600" draw:mirror-horizontal="true" draw:text-areas="0 0 21600 21600" draw:type="circular-arrow" draw:modifiers="-175.935284826666 9.39431636770734 6890.2294515891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G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tru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dwing Pérez Tzaquitzal</meta:initial-creator>
    <meta:creation-date>2012-06-06T20:48:16</meta:creation-date>
    <dc:date>2012-06-30T00:04:02.09</dc:date>
    <meta:editing-duration>PT1H28M28S</meta:editing-duration>
    <meta:editing-cycles>33</meta:editing-cycles>
    <meta:generator>LibreOffice/3.4$Win32 LibreOffice_project/340m1$Build-302</meta:generator>
    <meta:document-statistic meta:object-count="28"/>
  </office:meta>
</office:document-meta>
</file>